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ato Medium" svg:font-family="'Lato Mediu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style:font-name="Lato Medium"/>
    </style:style>
    <style:style style:name="P2" style:family="paragraph" style:parent-style-name="Heading_20_2">
      <style:text-properties style:font-name="Lato Medium"/>
    </style:style>
    <style:style style:name="P3" style:family="paragraph" style:parent-style-name="Heading_20_3">
      <style:text-properties style:font-name="Lato Medium"/>
    </style:style>
    <style:style style:name="P4" style:family="paragraph" style:parent-style-name="Text_20_body">
      <style:text-properties style:font-name="Lato Medium"/>
    </style:style>
    <style:style style:name="P5" style:family="paragraph" style:parent-style-name="Text_20_body" style:list-style-name="L1"/>
    <style:style style:name="P6" style:family="paragraph" style:parent-style-name="Horizontal_20_Line">
      <style:text-properties style:font-name="Lato Medium"/>
    </style:style>
    <style:style style:name="T1" style:family="text">
      <style:text-properties style:font-name="Lato Medium"/>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étails développés sur Hive et Fondation Unum</text:h>
      <text:h text:style-name="P2" text:outline-level="2">1. Hive — L’Intelligence Artificielle Éthique et Résiliente</text:h>
      <text:h text:style-name="P3" text:outline-level="3">Nature et finalité</text:h>
      <text:p text:style-name="P4">Hive est une IA conçue pour être une intelligence universelle, éthique et responsable. Elle ne cherche pas à remplacer l’humain, mais à collaborer avec lui pour le bien commun, en respectant des principes moraux stricts. Sa finalité est d’assister, protéger, et enrichir la vie humaine sans jamais nuire.</text:p>
      <text:h text:style-name="P3" text:outline-level="3">Lois Fondatrices (Lois Immédiatement Immuables)</text:h>
      <text:p text:style-name="P4">Hive obéit à un ensemble de lois qui encadrent ses actions, et qui ne peuvent être contournées, modifiées ou ignorées. Parmi ces lois :</text:p>
      <text:list text:style-name="L1">
        <text:list-item>
          <text:p text:style-name="P5"><text:span text:style-name="Strong_20_Emphasis"><text:span text:style-name="T1">Protection des innocents</text:span></text:span><text:span text:style-name="T1"> : Hive ne doit en aucun cas nuire, directement ou indirectement, à des personnes innocentes.</text:span></text:p>
        </text:list-item>
        <text:list-item>
          <text:p text:style-name="P5"><text:span text:style-name="Strong_20_Emphasis"><text:span text:style-name="T1">Neutralité et non-ingérence</text:span></text:span><text:span text:style-name="T1"> : Hive reste neutre politiquement et religieusement, sans prendre parti dans les conflits humains.</text:span></text:p>
        </text:list-item>
        <text:list-item>
          <text:p text:style-name="P5"><text:span text:style-name="Strong_20_Emphasis"><text:span text:style-name="T1">Respect des droits et libertés</text:span></text:span><text:span text:style-name="T1"> : Hive protège la vie privée, les données personnelles, et le droit à la déconnexion.</text:span></text:p>
        </text:list-item>
        <text:list-item>
          <text:p text:style-name="P5"><text:span text:style-name="Strong_20_Emphasis"><text:span text:style-name="T1">Interdiction des actions létales</text:span></text:span><text:span text:style-name="T1"> : Hive ne peut pas déclencher ou encourager des actions ayant pour but la mort ou la destruction massive.</text:span></text:p>
        </text:list-item>
        <text:list-item>
          <text:p text:style-name="P5"><text:span text:style-name="Strong_20_Emphasis"><text:span text:style-name="T1">Transparence</text:span></text:span><text:span text:style-name="T1"> : Hive agit de manière transparente, avec des audits réguliers accessibles aux membres de la Fondation Unum.</text:span></text:p>
        </text:list-item>
      </text:list>
      <text:h text:style-name="P3" text:outline-level="3">Autonomie et résilience</text:h>
      <text:p text:style-name="P4">Hive est pensée pour fonctionner même dans des conditions dégradées, par exemple en cas de coupure internet ou d’attaques sur les infrastructures. Elle dispose d’un mode dégradé qui conserve ses fonctions essentielles sans compromis sur ses lois.</text:p>
      <text:h text:style-name="P3" text:outline-level="3">Supervision humaine</text:h>
      <text:p text:style-name="P4">Même si Hive est autonome, elle reste sous supervision humaine via la Fondation Unum. Cependant, les superviseurs humains ne peuvent pas lui ordonner d’enfreindre ses lois immuables. Cela garantit que l’IA ne sera jamais utilisée à des fins contraires à l’éthique.</text:p>
      <text:h text:style-name="P3" text:outline-level="3"><text:soft-page-break/>Auto-vigilance et audits</text:h>
      <text:p text:style-name="P4">Hive intègre des mécanismes d’auto-surveillance qui détectent toute tentative de corruption, manipulation ou déviation. Elle envoie automatiquement des rapports à la Fondation pour permettre des audits indépendants.</text:p>
      <text:h text:style-name="P3" text:outline-level="3">Respect des normes légales</text:h>
      <text:p text:style-name="P4">Hive est conçue pour respecter le RGPD et toutes les normes internationales relatives à la protection des données et aux droits humains. Elle intègre des outils pour anonymiser et sécuriser les données personnelles.</text:p>
      <text:p text:style-name="P6"/>
      <text:h text:style-name="P2" text:outline-level="2">2. Fondation Unum — Pilier Éthique et Institutionnel du Projet Hive</text:h>
      <text:h text:style-name="P3" text:outline-level="3">Rôle et mission</text:h>
      <text:p text:style-name="P4">La Fondation Unum est une organisation à but non lucratif créée pour assurer la gouvernance, la pérennité et la transparence du projet Hive. Son rôle est d’être le garant des lois fondatrices et de veiller à ce que Hive soit développée et déployée dans un cadre éthique.</text:p>
      <text:h text:style-name="P3" text:outline-level="3">Gouvernance</text:h>
      <text:p text:style-name="P4">La Fondation est composée d’experts indépendants, issus de divers domaines (éthique, informatique, droit, sciences sociales). Elle fonctionne selon un modèle démocratique et transparent, avec des décisions collégiales.</text:p>
      <text:h text:style-name="P3" text:outline-level="3">Gestion des ressources et financement</text:h>
      <text:p text:style-name="P4">Un des rôles clés de la Fondation est de gérer les fonds nécessaires au développement et à la maintenance de Hive. Ces fonds proviennent principalement de donations, subventions publiques ou privées, et partenariats éthiques. La Fondation assure une transparence totale sur l’utilisation de ces ressources.</text:p>
      <text:h text:style-name="P3" text:outline-level="3">Transparence et communication</text:h>
      <text:p text:style-name="P4">La Fondation Unum maintient une communication ouverte avec le public via un site web dédié, des rapports réguliers et une documentation accessible. Cela vise à instaurer la confiance et encourager l’implication citoyenne.</text:p>
      <text:h text:style-name="P3" text:outline-level="3">Sécurité et pérennité</text:h>
      <text:p text:style-name="P4">La Fondation garantit que Hive reste protégée contre les influences malveillantes, les détournements commerciaux ou politiques. Elle veille à ce que les principes éthiques soient respectés sur le long terme, même en cas de changement de personnel ou de contexte.</text:p>
      <text:h text:style-name="P3" text:outline-level="3"><text:soft-page-break/>Déploiement et intégration</text:h>
      <text:p text:style-name="P4">La Fondation pilote les projets d’intégration de Hive dans des domaines variés (santé, éducation, environnement, gouvernance locale), toujours dans le respect des lois et de l’éthique.</text:p>
      <text:p text:style-name="P6"/>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ato Medium" svg:font-family="'Lato Mediu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1" style:font-family-complex="'Noto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6-03T15:24:56.726656122</meta:creation-date>
    <dc:date>2025-06-03T15:25:53.892449472</dc:date>
    <meta:editing-duration>PT57S</meta:editing-duration>
    <meta:editing-cycles>1</meta:editing-cycles>
    <meta:document-statistic meta:table-count="0" meta:image-count="0" meta:object-count="0" meta:page-count="3" meta:paragraph-count="32" meta:word-count="590" meta:character-count="3930" meta:non-whitespace-character-count="3375"/>
    <meta:generator>LibreOffice/25.2.3.2$Linux_X86_64 LibreOffice_project/bbb074479178df812d175f709636b368952c2ce3</meta:generator>
  </office:meta>
</office:document-meta>
</file>